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950" officeooo:paragraph-rsid="00173950"/>
    </style:style>
    <style:style style:name="P2" style:family="paragraph" style:parent-style-name="Standard">
      <style:text-properties fo:font-variant="normal" fo:text-transform="none" fo:color="#555555" style:font-name="Arial" fo:font-size="10.5pt" fo:letter-spacing="normal" fo:font-style="normal" fo:font-weight="normal" officeooo:rsid="00173950" officeooo:paragraph-rsid="001a3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 més estil Jurassic Park, s’ha donat a conèixer una notícia per a mi bastant curiosa. Tant pel fet en sí de la notícia, com per les aplicacions que en pot teni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3-19T21:17:05.573725215</meta:creation-date>
    <dc:date>2016-04-20T21:11:06.129784717</dc:date>
    <dc:creator>Manuel Velez</dc:creator>
    <meta:editing-duration>PT4H33M28S</meta:editing-duration>
    <meta:editing-cycles>16</meta:editing-cycles>
    <meta:generator>LibreOffice/5.0.5.2$Linux_X86_64 LibreOffice_project/00m0$Build-2</meta:generator>
    <meta:document-statistic meta:table-count="0" meta:image-count="0" meta:object-count="0" meta:page-count="1" meta:paragraph-count="1" meta:word-count="32" meta:character-count="163" meta:non-whitespace-character-count="132"/>
  </office:meta>
</office:document-meta>
</file>